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Fine_20_Dashed"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56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.27cm" svg:height="1.27cm" svg:x="12.938cm" svg:y="13.8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12.938cm" svg:y="5.7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8.62cm" svg:y="9.7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17.256cm" svg:y="9.76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04cm" svg:y1="9.952cm" svg:x2="13.124cm" svg:y2="6.786cm" draw:start-shape="id1" draw:start-glue-point="11" draw:end-shape="id2" draw:end-glue-point="7" svg:d="m9704 9952 3420-3166" svg:viewBox="0 0 3421 3167">
          <text:p text:style-name="P1">A <text:s text:c="7"/></text:p>
        </draw:connector>
        <draw:connector draw:style-name="gr2" draw:text-style-name="P1" draw:layer="layout" draw:type="line" svg:x1="14.022cm" svg:y1="6.786cm" svg:x2="17.442cm" svg:y2="9.952cm" draw:start-shape="id2" draw:start-glue-point="9" draw:end-shape="id3" draw:end-glue-point="5" svg:d="m14022 6786 3420 3166" svg:viewBox="0 0 3421 3167">
          <text:p text:style-name="P1"><text:s text:c="10"/>B</text:p>
        </draw:connector>
        <draw:connector draw:style-name="gr2" draw:text-style-name="P1" draw:layer="layout" draw:type="line" svg:x1="9.704cm" svg:y1="10.85cm" svg:x2="13.124cm" svg:y2="14.016cm" draw:start-shape="id1" draw:start-glue-point="9" draw:end-shape="id4" draw:end-glue-point="5" svg:d="m9704 10850 3420 3166" svg:viewBox="0 0 3421 3167">
          <text:p text:style-name="P1">D <text:s text:c="7"/></text:p>
        </draw:connector>
        <draw:connector draw:style-name="gr2" draw:text-style-name="P1" draw:layer="layout" draw:type="line" svg:x1="17.442cm" svg:y1="10.85cm" svg:x2="14.022cm" svg:y2="14.016cm" draw:start-shape="id3" draw:start-glue-point="7" draw:end-shape="id4" draw:end-glue-point="11" svg:d="m17442 10850-3420 3166" svg:viewBox="0 0 3421 3167">
          <text:p text:style-name="P1"><text:s text:c="9"/>C</text:p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4" draw:text-style-name="P1" draw:layer="layout" svg:x1="1.752cm" svg:y1="17.264cm" svg:x2="25.8cm" svg:y2="17.264cm">
          <text:p/>
        </draw:line>
        <draw:line draw:style-name="gr4" draw:text-style-name="P1" draw:layer="layout" svg:x1="1.852cm" svg:y1="15.465cm" svg:x2="26.054cm" svg:y2="15.465cm">
          <text:p/>
        </draw:line>
        <draw:line draw:style-name="gr4" draw:text-style-name="P1" draw:layer="layout" svg:x1="1.852cm" svg:y1="13.564cm" svg:x2="26.054cm" svg:y2="13.564cm">
          <text:p/>
        </draw:line>
        <draw:line draw:style-name="gr4" draw:text-style-name="P1" draw:layer="layout" svg:x1="1.852cm" svg:y1="11.563cm" svg:x2="25.8cm" svg:y2="11.563cm">
          <text:p/>
        </draw:line>
        <draw:line draw:style-name="gr4" draw:text-style-name="P1" draw:layer="layout" svg:x1="1.852cm" svg:y1="9.362cm" svg:x2="26.054cm" svg:y2="9.398cm">
          <text:p/>
        </draw:line>
        <draw:custom-shape draw:style-name="gr5" draw:text-style-name="P1" xml:id="id12" draw:id="id12" draw:layer="layout" svg:width="1.044cm" svg:height="0.925cm" svg:x="2.794cm" svg:y="16.809cm">
          <text:p text:style-name="P1">A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1.044cm" svg:height="0.925cm" svg:x="2.794cm" svg:y="14.96cm">
          <text:p text:style-name="P1">AB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1.044cm" svg:height="0.925cm" svg:x="5.508cm" svg:y="14.96cm">
          <text:p text:style-name="P1">AB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44cm" svg:height="0.925cm" svg:x="4.256cm" svg:y="13.11cm">
          <text:p text:style-name="P1">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44cm" svg:height="0.925cm" svg:x="8.431cm" svg:y="13.11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1.044cm" svg:height="0.925cm" svg:x="8.431cm" svg:y="14.96cm">
          <text:p text:style-name="P1">A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43cm" svg:height="0.925cm" svg:x="12.399cm" svg:y="13.11cm">
          <text:p text:style-name="P1">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44cm" svg:height="0.925cm" svg:x="8.431cm" svg:y="11.07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1.044cm" svg:height="0.925cm" svg:x="15.322cm" svg:y="14.96cm">
          <text:p text:style-name="P1">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044cm" svg:height="0.925cm" svg:x="18.036cm" svg:y="13.11cm">
          <text:p text:style-name="P1">B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044cm" svg:height="0.925cm" svg:x="15.322cm" svg:y="13.11cm">
          <text:p text:style-name="P1">B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044cm" svg:height="0.925cm" svg:x="20.959cm" svg:y="13.11cm">
          <text:p text:style-name="P1">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044cm" svg:height="0.925cm" svg:x="16.732cm" svg:y="11.07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044cm" svg:height="0.925cm" svg:x="20.908cm" svg:y="11.07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044cm" svg:height="0.925cm" svg:x="24.04cm" svg:y="11.07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953cm" svg:y1="12.001cm" svg:x2="8.953cm" svg:y2="13.11cm" draw:start-shape="id5" draw:start-glue-point="8" draw:end-shape="id6" draw:end-glue-point="4" svg:d="m8953 12001v1109" svg:viewBox="0 0 1 1110">
          <text:p/>
        </draw:connector>
        <draw:connector draw:style-name="gr6" draw:text-style-name="P1" draw:layer="layout" draw:type="line" svg:x1="8.584cm" svg:y1="11.866cm" svg:x2="5.147cm" svg:y2="13.245cm" draw:start-shape="id5" draw:start-glue-point="7" draw:end-shape="id7" draw:end-glue-point="11" svg:d="m8584 11866-3437 1379" svg:viewBox="0 0 3438 1380">
          <text:p/>
        </draw:connector>
        <draw:connector draw:style-name="gr6" draw:text-style-name="P1" draw:layer="layout" draw:type="line" svg:x1="9.322cm" svg:y1="11.866cm" svg:x2="12.551cm" svg:y2="13.245cm" draw:start-shape="id5" draw:start-glue-point="9" draw:end-shape="id8" draw:end-glue-point="5" svg:d="m9322 11866 3229 1379" svg:viewBox="0 0 3230 1380">
          <text:p/>
        </draw:connector>
        <draw:connector draw:style-name="gr6" draw:text-style-name="P1" draw:layer="layout" draw:type="line" svg:x1="8.953cm" svg:y1="14.035cm" svg:x2="8.953cm" svg:y2="14.96cm" draw:start-shape="id6" draw:start-glue-point="8" draw:end-shape="id9" draw:end-glue-point="4" svg:d="m8953 14035v925" svg:viewBox="0 0 1 926">
          <text:p/>
        </draw:connector>
        <draw:connector draw:style-name="gr6" draw:text-style-name="P1" draw:layer="layout" draw:type="line" svg:x1="5.147cm" svg:y1="13.9cm" svg:x2="6.03cm" svg:y2="14.96cm" draw:start-shape="id7" draw:start-glue-point="9" draw:end-shape="id10" draw:end-glue-point="4" svg:d="m5147 13900 883 1060" svg:viewBox="0 0 884 1061">
          <text:p/>
        </draw:connector>
        <draw:connector draw:style-name="gr6" draw:text-style-name="P1" draw:layer="layout" draw:type="line" svg:x1="4.409cm" svg:y1="13.9cm" svg:x2="3.316cm" svg:y2="14.96cm" draw:start-shape="id7" draw:start-glue-point="7" draw:end-shape="id11" draw:end-glue-point="4" svg:d="m4409 13900-1093 1060" svg:viewBox="0 0 1094 1061">
          <text:p/>
        </draw:connector>
        <draw:connector draw:style-name="gr6" draw:text-style-name="P1" draw:layer="layout" draw:type="line" svg:x1="3.316cm" svg:y1="15.885cm" svg:x2="3.316cm" svg:y2="16.809cm" draw:start-shape="id11" draw:start-glue-point="8" draw:end-shape="id12" draw:end-glue-point="4" svg:d="m3316 15885v924" svg:viewBox="0 0 1 925">
          <text:p/>
        </draw:connector>
        <draw:connector draw:style-name="gr6" draw:text-style-name="P1" draw:layer="layout" draw:type="line" svg:x1="16.885cm" svg:y1="11.866cm" svg:x2="15.844cm" svg:y2="13.11cm" draw:start-shape="id13" draw:start-glue-point="7" draw:end-shape="id14" draw:end-glue-point="4" svg:d="m16885 11866-1041 1244" svg:viewBox="0 0 1042 1245">
          <text:p/>
        </draw:connector>
        <draw:connector draw:style-name="gr6" draw:text-style-name="P1" draw:layer="layout" draw:type="line" svg:x1="17.623cm" svg:y1="11.866cm" svg:x2="18.558cm" svg:y2="13.11cm" draw:start-shape="id13" draw:start-glue-point="9" draw:end-shape="id15" draw:end-glue-point="4" svg:d="m17623 11866 935 1244" svg:viewBox="0 0 936 1245">
          <text:p/>
        </draw:connector>
        <draw:connector draw:style-name="gr6" draw:text-style-name="P1" draw:layer="layout" draw:type="line" svg:x1="15.844cm" svg:y1="14.035cm" svg:x2="15.844cm" svg:y2="14.96cm" draw:start-shape="id14" draw:start-glue-point="8" draw:end-shape="id16" draw:end-glue-point="4" svg:d="m15844 14035v925" svg:viewBox="0 0 1 926">
          <text:p/>
        </draw:connector>
        <draw:connector draw:style-name="gr6" draw:text-style-name="P1" draw:layer="layout" draw:type="line" svg:x1="21.43cm" svg:y1="12.001cm" svg:x2="21.481cm" svg:y2="13.11cm" draw:start-shape="id17" draw:start-glue-point="8" draw:end-shape="id18" draw:end-glue-point="4" svg:d="m21430 12001 51 1109" svg:viewBox="0 0 52 1110">
          <text:p/>
        </draw:connector>
        <draw:custom-shape draw:style-name="gr1" draw:text-style-name="P1" xml:id="id19" draw:id="id19" draw:layer="layout" svg:width="1.044cm" svg:height="0.925cm" svg:x="18.54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8.541cm" svg:y1="9.353cm" svg:x2="9.475cm" svg:y2="11.538cm" draw:start-shape="id19" draw:start-glue-point="6" draw:end-shape="id5" svg:d="m18541 9353-9066 2185" svg:viewBox="0 0 9067 2186">
          <text:p/>
        </draw:connector>
        <draw:connector draw:style-name="gr6" draw:text-style-name="P1" draw:layer="layout" draw:type="line" svg:x1="18.694cm" svg:y1="9.68cm" svg:x2="17.254cm" svg:y2="11.076cm" draw:start-shape="id19" draw:start-glue-point="7" draw:end-shape="id13" draw:end-glue-point="4" svg:d="m18694 9680-1440 1396" svg:viewBox="0 0 1441 1397">
          <text:p/>
        </draw:connector>
        <draw:connector draw:style-name="gr6" draw:text-style-name="P1" draw:layer="layout" draw:type="line" svg:x1="19.432cm" svg:y1="9.68cm" svg:x2="21.43cm" svg:y2="11.076cm" draw:start-shape="id19" draw:start-glue-point="9" draw:end-shape="id17" draw:end-glue-point="4" svg:d="m19432 9680 1998 1396" svg:viewBox="0 0 1999 1397">
          <text:p/>
        </draw:connector>
        <draw:connector draw:style-name="gr6" draw:text-style-name="P1" draw:layer="layout" draw:type="line" svg:x1="19.585cm" svg:y1="9.353cm" svg:x2="24.562cm" svg:y2="11.076cm" draw:start-shape="id19" draw:start-glue-point="10" draw:end-shape="id20" draw:end-glue-point="4" svg:d="m19585 9353 4977 1723" svg:viewBox="0 0 4978 1724">
          <text:p/>
        </draw:connector>
        <draw:line draw:style-name="gr7" draw:text-style-name="P1" draw:layer="layout" svg:x1="2.032cm" svg:y1="14.478cm" svg:x2="24.638cm" svg:y2="14.478cm">
          <text:p/>
        </draw:line>
        <draw:frame draw:style-name="gr8" draw:text-style-name="P2" draw:layer="layout" svg:width="1.577cm" svg:height="0.839cm" svg:x="0.201cm" svg:y="8.99cm">
          <draw:text-box>
            <text:p text:style-name="P2">h=0</text:p>
          </draw:text-box>
        </draw:frame>
        <draw:frame draw:style-name="gr8" draw:text-style-name="P2" draw:layer="layout" svg:width="1.577cm" svg:height="0.839cm" svg:x="0.201cm" svg:y="11.099cm">
          <draw:text-box>
            <text:p text:style-name="P2">h=1</text:p>
          </draw:text-box>
        </draw:frame>
        <draw:frame draw:style-name="gr8" draw:text-style-name="P2" draw:layer="layout" svg:width="1.577cm" svg:height="0.839cm" svg:x="0.201cm" svg:y="13.208cm">
          <draw:text-box>
            <text:p text:style-name="P2">h=2</text:p>
          </draw:text-box>
        </draw:frame>
        <draw:frame draw:style-name="gr8" draw:text-style-name="P2" draw:layer="layout" svg:width="1.577cm" svg:height="0.839cm" svg:x="0.201cm" svg:y="14.986cm">
          <draw:text-box>
            <text:p text:style-name="P2">h=3</text:p>
          </draw:text-box>
        </draw:frame>
        <draw:frame draw:style-name="gr8" draw:text-style-name="P2" draw:layer="layout" svg:width="1.577cm" svg:height="0.839cm" svg:x="0.2cm" svg:y="16.764cm">
          <draw:text-box>
            <text:p text:style-name="P2">h=4</text:p>
          </draw:text-box>
        </draw:frame>
        <draw:frame draw:style-name="gr8" draw:text-style-name="P3" draw:layer="layout" svg:width="2.338cm" svg:height="0.839cm" svg:x="0.201cm" svg:y="14.047cm">
          <draw:text-box>
            <text:p text:style-name="P3"><text:span text:style-name="T1">h=n/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Ricardo</meta:initial-creator>
    <meta:creation-date>2016-09-15T11:41:37</meta:creation-date>
    <dc:date>2016-09-15T12:42:27</dc:date>
    <dc:creator>Guilherme Ricardo</dc:creator>
    <meta:editing-duration>PT14M27S</meta:editing-duration>
    <meta:editing-cycles>1</meta:editing-cycles>
    <meta:document-statistic meta:object-count="76"/>
    <meta:generator>LibreOffice/3.5$Linux_X86_64 LibreOffice_project/350m1$Build-2</meta:generator>
  </office:meta>
</office:document-meta>
</file>